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11in"/>
    </style:style>
    <style:style style:name="co4" style:family="table-column">
      <style:table-column-properties fo:break-before="auto" style:column-width="1.972in"/>
    </style:style>
    <style:style style:name="co5" style:family="table-column">
      <style:table-column-properties fo:break-before="auto" style:column-width="3.0925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0791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2.7945in"/>
    </style:style>
    <style:style style:name="co10" style:family="table-column">
      <style:table-column-properties fo:break-before="auto" style:column-width="1.7937in"/>
    </style:style>
    <style:style style:name="co11" style:family="table-column">
      <style:table-column-properties fo:break-before="auto" style:column-width="4.2953in"/>
    </style:style>
    <style:style style:name="co12" style:family="table-column">
      <style:table-column-properties fo:break-before="auto" style:column-width="2.3654in"/>
    </style:style>
    <style:style style:name="co13" style:family="table-column">
      <style:table-column-properties fo:break-before="auto" style:column-width="3.1043in"/>
    </style:style>
    <style:style style:name="co14" style:family="table-column">
      <style:table-column-properties fo:break-before="auto" style:column-width="3.6638in"/>
    </style:style>
    <style:style style:name="co15" style:family="table-column">
      <style:table-column-properties fo:break-before="auto" style:column-width="5.4272in"/>
    </style:style>
    <style:style style:name="co16" style:family="table-column">
      <style:table-column-properties fo:break-before="auto" style:column-width="4.3429in"/>
    </style:style>
    <style:style style:name="co17" style:family="table-column">
      <style:table-column-properties fo:break-before="auto" style:column-width="3.0563in"/>
    </style:style>
    <style:style style:name="co18" style:family="table-column">
      <style:table-column-properties fo:break-before="auto" style:column-width="5.1173in"/>
    </style:style>
    <style:style style:name="co19" style:family="table-column">
      <style:table-column-properties fo:break-before="auto" style:column-width="4.0571in"/>
    </style:style>
    <style:style style:name="co20" style:family="table-column">
      <style:table-column-properties fo:break-before="auto" style:column-width="4.1283in"/>
    </style:style>
    <style:style style:name="co21" style:family="table-column">
      <style:table-column-properties fo:break-before="auto" style:column-width="4.0098in"/>
    </style:style>
    <style:style style:name="co22" style:family="table-column">
      <style:table-column-properties fo:break-before="auto" style:column-width="3.9854in"/>
    </style:style>
    <style:style style:name="co23" style:family="table-column">
      <style:table-column-properties fo:break-before="auto" style:column-width="6.0827in"/>
    </style:style>
    <style:style style:name="co24" style:family="table-column">
      <style:table-column-properties fo:break-before="auto" style:column-width="4.6764in"/>
    </style:style>
    <style:style style:name="co25" style:family="table-column">
      <style:table-column-properties fo:break-before="auto" style:column-width="4.3909in"/>
    </style:style>
    <style:style style:name="co26" style:family="table-column">
      <style:table-column-properties fo:break-before="auto" style:column-width="4.7126in"/>
    </style:style>
    <style:style style:name="co27" style:family="table-column">
      <style:table-column-properties fo:break-before="auto" style:column-width="3.4256in"/>
    </style:style>
    <style:style style:name="co28" style:family="table-column">
      <style:table-column-properties fo:break-before="auto" style:column-width="4.8311in"/>
    </style:style>
    <style:style style:name="co29" style:family="table-column">
      <style:table-column-properties fo:break-before="auto" style:column-width="3.6756in"/>
    </style:style>
    <style:style style:name="co30" style:family="table-column">
      <style:table-column-properties fo:break-before="auto" style:column-width="2.4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MCT-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number-columns-repeated="99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2:06:06 PM MDT</text:p>
          </table:table-cell>
          <table:table-cell office:value-type="float" office:value="62703" calcext:value-type="float">
            <text:p>6270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6:58:01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1:39:08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:05:14 PM MDT</text:p>
          </table:table-cell>
          <table:table-cell office:value-type="float" office:value="62804" calcext:value-type="float">
            <text:p>628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:19:27 PM MDT</text:p>
          </table:table-cell>
          <table:table-cell office:value-type="float" office:value="62905" calcext:value-type="float">
            <text:p>6290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7:27:45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1:40:39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2:32:30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7:39:11 AM MDT</text:p>
          </table:table-cell>
          <table:table-cell office:value-type="float" office:value="70201" calcext:value-type="float">
            <text:p>70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0:08:49 AM MDT</text:p>
          </table:table-cell>
          <table:table-cell office:value-type="float" office:value="70203" calcext:value-type="float">
            <text:p>702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:13:30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3:14:22 PM MDT</text:p>
          </table:table-cell>
          <table:table-cell office:value-type="float" office:value="70503" calcext:value-type="float">
            <text:p>7050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4:00:11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8:31:24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9:49:38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:.C17])" office:value-type="float" office:value="4.625" calcext:value-type="float">
            <text:p>4.625</text:p>
          </table:table-cell>
          <table:table-cell table:formula="of:=AVERAGE([.D2:.D17])" office:value-type="float" office:value="5.8125" calcext:value-type="float">
            <text:p>5.8125</text:p>
          </table:table-cell>
          <table:table-cell table:formula="of:=AVERAGE([.E2:.E17])" office:value-type="float" office:value="5.1875" calcext:value-type="float">
            <text:p>5.1875</text:p>
          </table:table-cell>
          <table:table-cell table:formula="of:=AVERAGE([.F2:.F17])" office:value-type="float" office:value="5.0625" calcext:value-type="float">
            <text:p>5.0625</text:p>
          </table:table-cell>
          <table:table-cell table:formula="of:=AVERAGE([.G2:.G17])" office:value-type="float" office:value="5.5625" calcext:value-type="float">
            <text:p>5.5625</text:p>
          </table:table-cell>
          <table:table-cell table:formula="of:=AVERAGE([.H2:.H17])" office:value-type="float" office:value="3.6875" calcext:value-type="float">
            <text:p>3.6875</text:p>
          </table:table-cell>
          <table:table-cell table:formula="of:=AVERAGE([.I2:.I17])" office:value-type="float" office:value="5.8125" calcext:value-type="float">
            <text:p>5.8125</text:p>
          </table:table-cell>
          <table:table-cell table:formula="of:=AVERAGE([.J2:.J17])" office:value-type="float" office:value="5.25" calcext:value-type="float">
            <text:p>5.25</text:p>
          </table:table-cell>
          <table:table-cell table:formula="of:=AVERAGE([.K2:.K17])" office:value-type="float" office:value="2.4375" calcext:value-type="float">
            <text:p>2.4375</text:p>
          </table:table-cell>
          <table:table-cell table:formula="of:=AVERAGE([.L2:.L17])" office:value-type="float" office:value="5.375" calcext:value-type="float">
            <text:p>5.375</text:p>
          </table:table-cell>
          <table:table-cell table:formula="of:=AVERAGE([.M2:.M17])" office:value-type="float" office:value="1.75" calcext:value-type="float">
            <text:p>1.75</text:p>
          </table:table-cell>
          <table:table-cell table:formula="of:=AVERAGE([.N2:.N17])" office:value-type="float" office:value="5.375" calcext:value-type="float">
            <text:p>5.375</text:p>
          </table:table-cell>
          <table:table-cell table:formula="of:=AVERAGE([.O2:.O17])" office:value-type="float" office:value="5.5" calcext:value-type="float">
            <text:p>5.5</text:p>
          </table:table-cell>
          <table:table-cell table:formula="of:=AVERAGE([.P2:.P17])" office:value-type="float" office:value="5.6875" calcext:value-type="float">
            <text:p>5.6875</text:p>
          </table:table-cell>
          <table:table-cell table:formula="of:=AVERAGE([.Q2:.Q17])" office:value-type="float" office:value="5.5" calcext:value-type="float">
            <text:p>5.5</text:p>
          </table:table-cell>
          <table:table-cell table:formula="of:=AVERAGE([.R2:.R17])" office:value-type="float" office:value="4.3125" calcext:value-type="float">
            <text:p>4.3125</text:p>
          </table:table-cell>
          <table:table-cell table:formula="of:=AVERAGE([.S2:.S17])" office:value-type="float" office:value="4.625" calcext:value-type="float">
            <text:p>4.625</text:p>
          </table:table-cell>
          <table:table-cell table:formula="of:=AVERAGE([.T2:.T17])" office:value-type="float" office:value="2.4375" calcext:value-type="float">
            <text:p>2.4375</text:p>
          </table:table-cell>
          <table:table-cell table:formula="of:=AVERAGE([.U2:.U17])" office:value-type="float" office:value="1.6875" calcext:value-type="float">
            <text:p>1.6875</text:p>
          </table:table-cell>
          <table:table-cell table:formula="of:=AVERAGE([.V2:.V17])" office:value-type="float" office:value="5.0625" calcext:value-type="float">
            <text:p>5.0625</text:p>
          </table:table-cell>
          <table:table-cell table:formula="of:=AVERAGE([.W2:.W17])" office:value-type="float" office:value="4.75" calcext:value-type="float">
            <text:p>4.75</text:p>
          </table:table-cell>
          <table:table-cell table:formula="of:=AVERAGE([.X2:.X17])" office:value-type="float" office:value="1.9375" calcext:value-type="float">
            <text:p>1.9375</text:p>
          </table:table-cell>
          <table:table-cell table:formula="of:=AVERAGE([.Y2:.Y17])" office:value-type="float" office:value="2.5" calcext:value-type="float">
            <text:p>2.5</text:p>
          </table:table-cell>
          <table:table-cell table:formula="of:=AVERAGE([.Z2:.Z17])" office:value-type="float" office:value="5.5625" calcext:value-type="float">
            <text:p>5.5625</text:p>
          </table:table-cell>
          <table:table-cell table:formula="of:=AVERAGE([.AA2:.AA17])" office:value-type="float" office:value="4.875" calcext:value-type="float">
            <text:p>4.875</text:p>
          </table:table-cell>
          <table:table-cell table:formula="of:=AVERAGE([.AB2:.AB17])" office:value-type="float" office:value="5.9375" calcext:value-type="float">
            <text:p>5.9375</text:p>
          </table:table-cell>
          <table:table-cell table:formula="of:=AVERAGE([.AC2:.AC17])" office:value-type="float" office:value="6.125" calcext:value-type="float">
            <text:p>6.125</text:p>
          </table:table-cell>
          <table:table-cell table:formula="of:=AVERAGE([.AD2:.AD17])" office:value-type="float" office:value="5.125" calcext:value-type="float">
            <text:p>5.125</text:p>
          </table:table-cell>
          <table:table-cell table:formula="of:=AVERAGE([.AE2:.AE17])" office:value-type="float" office:value="5.9375" calcext:value-type="float">
            <text:p>5.9375</text:p>
          </table:table-cell>
          <table:table-cell table:formula="of:=AVERAGE([.AF2:.AF17])" office:value-type="float" office:value="5.625" calcext:value-type="float">
            <text:p>5.625</text:p>
          </table:table-cell>
          <table:table-cell table:formula="of:=AVERAGE([.AG2:.AG17])" office:value-type="float" office:value="4.8125" calcext:value-type="float">
            <text:p>4.8125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16/06/23 1:49:58 PM MDT</text:p>
          </table:table-cell>
          <table:table-cell office:value-type="float" office:value="62301" calcext:value-type="float">
            <text:p>62301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4 2:37:19 PM MDT</text:p>
          </table:table-cell>
          <table:table-cell office:value-type="float" office:value="62402" calcext:value-type="float">
            <text:p>62402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9:03:47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0:10:04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2:44:25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29 8:38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29 10:31:32 AM MDT</text:p>
          </table:table-cell>
          <table:table-cell office:value-type="float" office:value="62903" calcext:value-type="float">
            <text:p>62903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1:45:00 A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8:56:57 AM MDT</text:p>
          </table:table-cell>
          <table:table-cell office:value-type="float" office:value="63002" calcext:value-type="float">
            <text:p>6300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30 11:58:47 AM MDT</text:p>
          </table:table-cell>
          <table:table-cell table:style-name="ce1" office:value-type="float" office:value="63004" calcext:value-type="float">
            <text:p>6300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30 1:13:42 PM MDT</text:p>
          </table:table-cell>
          <table:table-cell office:value-type="float" office:value="63005" calcext:value-type="float">
            <text:p>63005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7:11:50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7/01 9:02:59 AM MDT</text:p>
          </table:table-cell>
          <table:table-cell table:style-name="ce1" office:value-type="float" office:value="70102" calcext:value-type="float">
            <text:p>701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1 2:32:30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8:37:31 AM MDT</text:p>
          </table:table-cell>
          <table:table-cell office:value-type="float" office:value="70202" calcext:value-type="float">
            <text:p>702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2:15:00 PM MDT</text:p>
          </table:table-cell>
          <table:table-cell office:value-type="float" office:value="70501" calcext:value-type="float">
            <text:p>70501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:09:19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3:14:22 PM MDT</text:p>
          </table:table-cell>
          <table:table-cell office:value-type="float" office:value="70503" calcext:value-type="float">
            <text:p>7050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0:.C37])" office:value-type="float" office:value="5.22222222222222" calcext:value-type="float">
            <text:p>5.2222222222</text:p>
          </table:table-cell>
          <table:table-cell table:formula="of:=AVERAGE([.D20:.D37])" office:value-type="float" office:value="5.94444444444444" calcext:value-type="float">
            <text:p>5.9444444444</text:p>
          </table:table-cell>
          <table:table-cell table:formula="of:=AVERAGE([.E20:.E37])" office:value-type="float" office:value="6" calcext:value-type="float">
            <text:p>6</text:p>
          </table:table-cell>
          <table:table-cell table:formula="of:=AVERAGE([.F20:.F37])" office:value-type="float" office:value="5.55555555555556" calcext:value-type="float">
            <text:p>5.5555555556</text:p>
          </table:table-cell>
          <table:table-cell table:formula="of:=AVERAGE([.G20:.G37])" office:value-type="float" office:value="6" calcext:value-type="float">
            <text:p>6</text:p>
          </table:table-cell>
          <table:table-cell table:formula="of:=AVERAGE([.H20:.H37])" office:value-type="float" office:value="3.77777777777778" calcext:value-type="float">
            <text:p>3.7777777778</text:p>
          </table:table-cell>
          <table:table-cell table:formula="of:=AVERAGE([.I20:.I37])" office:value-type="float" office:value="5.16666666666667" calcext:value-type="float">
            <text:p>5.1666666667</text:p>
          </table:table-cell>
          <table:table-cell table:formula="of:=AVERAGE([.J20:.J37])" office:value-type="float" office:value="5.66666666666667" calcext:value-type="float">
            <text:p>5.6666666667</text:p>
          </table:table-cell>
          <table:table-cell table:formula="of:=AVERAGE([.K20:.K37])" office:value-type="float" office:value="1.72222222222222" calcext:value-type="float">
            <text:p>1.7222222222</text:p>
          </table:table-cell>
          <table:table-cell table:formula="of:=AVERAGE([.L20:.L37])" office:value-type="float" office:value="5.55555555555556" calcext:value-type="float">
            <text:p>5.5555555556</text:p>
          </table:table-cell>
          <table:table-cell table:formula="of:=AVERAGE([.M20:.M37])" office:value-type="float" office:value="1.38888888888889" calcext:value-type="float">
            <text:p>1.3888888889</text:p>
          </table:table-cell>
          <table:table-cell table:formula="of:=AVERAGE([.N20:.N37])" office:value-type="float" office:value="5.94444444444444" calcext:value-type="float">
            <text:p>5.9444444444</text:p>
          </table:table-cell>
          <table:table-cell table:formula="of:=AVERAGE([.O20:.O37])" office:value-type="float" office:value="5.83333333333333" calcext:value-type="float">
            <text:p>5.8333333333</text:p>
          </table:table-cell>
          <table:table-cell table:formula="of:=AVERAGE([.P20:.P37])" office:value-type="float" office:value="6.05555555555556" calcext:value-type="float">
            <text:p>6.0555555556</text:p>
          </table:table-cell>
          <table:table-cell table:formula="of:=AVERAGE([.Q20:.Q37])" office:value-type="float" office:value="5.88888888888889" calcext:value-type="float">
            <text:p>5.8888888889</text:p>
          </table:table-cell>
          <table:table-cell table:formula="of:=AVERAGE([.R20:.R37])" office:value-type="float" office:value="4.88888888888889" calcext:value-type="float">
            <text:p>4.8888888889</text:p>
          </table:table-cell>
          <table:table-cell table:formula="of:=AVERAGE([.S20:.S37])" office:value-type="float" office:value="5.38888888888889" calcext:value-type="float">
            <text:p>5.3888888889</text:p>
          </table:table-cell>
          <table:table-cell table:formula="of:=AVERAGE([.T20:.T37])" office:value-type="float" office:value="1.66666666666667" calcext:value-type="float">
            <text:p>1.6666666667</text:p>
          </table:table-cell>
          <table:table-cell table:formula="of:=AVERAGE([.U20:.U37])" office:value-type="float" office:value="1.61111111111111" calcext:value-type="float">
            <text:p>1.6111111111</text:p>
          </table:table-cell>
          <table:table-cell table:formula="of:=AVERAGE([.V20:.V37])" office:value-type="float" office:value="5.72222222222222" calcext:value-type="float">
            <text:p>5.7222222222</text:p>
          </table:table-cell>
          <table:table-cell table:formula="of:=AVERAGE([.W20:.W37])" office:value-type="float" office:value="5.16666666666667" calcext:value-type="float">
            <text:p>5.1666666667</text:p>
          </table:table-cell>
          <table:table-cell table:formula="of:=AVERAGE([.X20:.X37])" office:value-type="float" office:value="2.22222222222222" calcext:value-type="float">
            <text:p>2.2222222222</text:p>
          </table:table-cell>
          <table:table-cell table:formula="of:=AVERAGE([.Y20:.Y37])" office:value-type="float" office:value="2.05555555555556" calcext:value-type="float">
            <text:p>2.0555555556</text:p>
          </table:table-cell>
          <table:table-cell table:formula="of:=AVERAGE([.Z20:.Z37])" office:value-type="float" office:value="6.05555555555556" calcext:value-type="float">
            <text:p>6.0555555556</text:p>
          </table:table-cell>
          <table:table-cell table:formula="of:=AVERAGE([.AA20:.AA37])" office:value-type="float" office:value="5.27777777777778" calcext:value-type="float">
            <text:p>5.2777777778</text:p>
          </table:table-cell>
          <table:table-cell table:formula="of:=AVERAGE([.AB20:.AB37])" office:value-type="float" office:value="6.44444444444444" calcext:value-type="float">
            <text:p>6.4444444444</text:p>
          </table:table-cell>
          <table:table-cell table:formula="of:=AVERAGE([.AC20:.AC37])" office:value-type="float" office:value="6.33333333333333" calcext:value-type="float">
            <text:p>6.3333333333</text:p>
          </table:table-cell>
          <table:table-cell table:formula="of:=AVERAGE([.AD20:.AD37])" office:value-type="float" office:value="5.33333333333333" calcext:value-type="float">
            <text:p>5.3333333333</text:p>
          </table:table-cell>
          <table:table-cell table:formula="of:=AVERAGE([.AE20:.AE37])" office:value-type="float" office:value="6.33333333333333" calcext:value-type="float">
            <text:p>6.3333333333</text:p>
          </table:table-cell>
          <table:table-cell table:formula="of:=AVERAGE([.AF20:.AF37])" office:value-type="float" office:value="5.83333333333333" calcext:value-type="float">
            <text:p>5.8333333333</text:p>
          </table:table-cell>
          <table:table-cell table:formula="of:=AVERAGE([.AG20:.AG37])" office:value-type="float" office:value="5.22222222222222" calcext:value-type="float">
            <text:p>5.2222222222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16/06/23 1:49:58 PM MDT</text:p>
          </table:table-cell>
          <table:table-cell office:value-type="float" office:value="62301" calcext:value-type="float">
            <text:p>62301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8:37:18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7/01 9:02:59 AM MDT</text:p>
          </table:table-cell>
          <table:table-cell table:style-name="ce1" office:value-type="float" office:value="70102" calcext:value-type="float">
            <text:p>701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1"/>
        </table:table-row>
        <table:table-row table:style-name="ro1">
          <table:table-cell table:number-columns-repeated="2"/>
          <table:table-cell table:formula="of:=AVERAGE([.C40:.C42])" office:value-type="float" office:value="4" calcext:value-type="float">
            <text:p>4</text:p>
          </table:table-cell>
          <table:table-cell table:formula="of:=AVERAGE([.D40:.D42])" office:value-type="float" office:value="5.66666666666667" calcext:value-type="float">
            <text:p>5.6666666667</text:p>
          </table:table-cell>
          <table:table-cell table:formula="of:=AVERAGE([.E40:.E42])" office:value-type="float" office:value="5.66666666666667" calcext:value-type="float">
            <text:p>5.6666666667</text:p>
          </table:table-cell>
          <table:table-cell table:formula="of:=AVERAGE([.F40:.F42])" office:value-type="float" office:value="5.66666666666667" calcext:value-type="float">
            <text:p>5.6666666667</text:p>
          </table:table-cell>
          <table:table-cell table:formula="of:=AVERAGE([.G40:.G42])" office:value-type="float" office:value="5.66666666666667" calcext:value-type="float">
            <text:p>5.6666666667</text:p>
          </table:table-cell>
          <table:table-cell table:formula="of:=AVERAGE([.H40:.H42])" office:value-type="float" office:value="3.33333333333333" calcext:value-type="float">
            <text:p>3.3333333333</text:p>
          </table:table-cell>
          <table:table-cell table:formula="of:=AVERAGE([.I40:.I42])" office:value-type="float" office:value="5" calcext:value-type="float">
            <text:p>5</text:p>
          </table:table-cell>
          <table:table-cell table:formula="of:=AVERAGE([.J40:.J42])" office:value-type="float" office:value="4.66666666666667" calcext:value-type="float">
            <text:p>4.6666666667</text:p>
          </table:table-cell>
          <table:table-cell table:formula="of:=AVERAGE([.K40:.K42])" office:value-type="float" office:value="1.33333333333333" calcext:value-type="float">
            <text:p>1.3333333333</text:p>
          </table:table-cell>
          <table:table-cell table:formula="of:=AVERAGE([.L40:.L42])" office:value-type="float" office:value="6.33333333333333" calcext:value-type="float">
            <text:p>6.3333333333</text:p>
          </table:table-cell>
          <table:table-cell table:formula="of:=AVERAGE([.M40:.M42])" office:value-type="float" office:value="1" calcext:value-type="float">
            <text:p>1</text:p>
          </table:table-cell>
          <table:table-cell table:formula="of:=AVERAGE([.N40:.N42])" office:value-type="float" office:value="6.33333333333333" calcext:value-type="float">
            <text:p>6.3333333333</text:p>
          </table:table-cell>
          <table:table-cell table:formula="of:=AVERAGE([.O40:.O42])" office:value-type="float" office:value="5.66666666666667" calcext:value-type="float">
            <text:p>5.6666666667</text:p>
          </table:table-cell>
          <table:table-cell table:formula="of:=AVERAGE([.P40:.P42])" office:value-type="float" office:value="6.66666666666667" calcext:value-type="float">
            <text:p>6.6666666667</text:p>
          </table:table-cell>
          <table:table-cell table:formula="of:=AVERAGE([.Q40:.Q42])" office:value-type="float" office:value="6" calcext:value-type="float">
            <text:p>6</text:p>
          </table:table-cell>
          <table:table-cell table:formula="of:=AVERAGE([.R40:.R42])" office:value-type="float" office:value="3.66666666666667" calcext:value-type="float">
            <text:p>3.6666666667</text:p>
          </table:table-cell>
          <table:table-cell table:formula="of:=AVERAGE([.S40:.S42])" office:value-type="float" office:value="4.33333333333333" calcext:value-type="float">
            <text:p>4.3333333333</text:p>
          </table:table-cell>
          <table:table-cell table:formula="of:=AVERAGE([.T40:.T42])" office:value-type="float" office:value="3.33333333333333" calcext:value-type="float">
            <text:p>3.3333333333</text:p>
          </table:table-cell>
          <table:table-cell table:formula="of:=AVERAGE([.U40:.U42])" office:value-type="float" office:value="2" calcext:value-type="float">
            <text:p>2</text:p>
          </table:table-cell>
          <table:table-cell table:formula="of:=AVERAGE([.V40:.V42])" office:value-type="float" office:value="5.33333333333333" calcext:value-type="float">
            <text:p>5.3333333333</text:p>
          </table:table-cell>
          <table:table-cell table:formula="of:=AVERAGE([.W40:.W42])" office:value-type="float" office:value="4" calcext:value-type="float">
            <text:p>4</text:p>
          </table:table-cell>
          <table:table-cell table:formula="of:=AVERAGE([.X40:.X42])" office:value-type="float" office:value="2.33333333333333" calcext:value-type="float">
            <text:p>2.3333333333</text:p>
          </table:table-cell>
          <table:table-cell table:formula="of:=AVERAGE([.Y40:.Y42])" office:value-type="float" office:value="4" calcext:value-type="float">
            <text:p>4</text:p>
          </table:table-cell>
          <table:table-cell table:formula="of:=AVERAGE([.Z40:.Z42])" office:value-type="float" office:value="6.33333333333333" calcext:value-type="float">
            <text:p>6.3333333333</text:p>
          </table:table-cell>
          <table:table-cell table:formula="of:=AVERAGE([.AA40:.AA42])" office:value-type="float" office:value="4" calcext:value-type="float">
            <text:p>4</text:p>
          </table:table-cell>
          <table:table-cell table:formula="of:=AVERAGE([.AB40:.AB42])" office:value-type="float" office:value="6.66666666666667" calcext:value-type="float">
            <text:p>6.6666666667</text:p>
          </table:table-cell>
          <table:table-cell table:formula="of:=AVERAGE([.AC40:.AC42])" office:value-type="float" office:value="6.66666666666667" calcext:value-type="float">
            <text:p>6.6666666667</text:p>
          </table:table-cell>
          <table:table-cell table:formula="of:=AVERAGE([.AD40:.AD42])" office:value-type="float" office:value="4.66666666666667" calcext:value-type="float">
            <text:p>4.6666666667</text:p>
          </table:table-cell>
          <table:table-cell table:formula="of:=AVERAGE([.AE40:.AE42])" office:value-type="float" office:value="6" calcext:value-type="float">
            <text:p>6</text:p>
          </table:table-cell>
          <table:table-cell table:formula="of:=AVERAGE([.AF40:.AF42])" office:value-type="float" office:value="4.66666666666667" calcext:value-type="float">
            <text:p>4.6666666667</text:p>
          </table:table-cell>
          <table:table-cell table:formula="of:=AVERAGE([.AG40:.AG42])" office:value-type="float" office:value="4" calcext:value-type="float">
            <text:p>4</text:p>
          </table:table-cell>
          <table:table-cell table:number-columns-repeated="991"/>
        </table:table-row>
      </table:table>
      <table:table table:name="AMCT" table:style-name="ta1">
        <table:shapes>
          <draw:frame draw:z-index="0" draw:style-name="gr1" draw:text-style-name="P1" svg:width="15.8618in" svg:height="7.5146in" svg:x="0.1079in" svg:y="1.7894in">
            <draw:object draw:notify-on-update-of-ranges="AMCT.A2:AMCT.A9 AMCT.B1:AMCT.B1 AMCT.B2:AMCT.B9 AMCT.C1:AMCT.C1 AMCT.C2:AMCT.C9 AMCT.D1:AMCT.D1 AMCT.D2:AMCT.D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Concealing</text:p>
          </table:table-cell>
          <table:table-cell office:value-type="string" calcext:value-type="string">
            <text:p>Adjusting</text:p>
          </table:table-cell>
          <table:table-cell office:value-type="string" calcext:value-type="string">
            <text:p>Tolerating</text:p>
          </table:table-cell>
        </table:table-row>
        <table:table-row table:style-name="ro1">
          <table:table-cell office:value-type="string" calcext:value-type="string">
            <text:p>I felt close to the robot</text:p>
          </table:table-cell>
          <table:table-cell office:value-type="float" office:value="4.625" calcext:value-type="float">
            <text:p>4.625</text:p>
          </table:table-cell>
          <table:table-cell office:value-type="float" office:value="5.22222222222222" calcext:value-type="float">
            <text:p>5.22222222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float" office:value="5.5" calcext:value-type="float">
            <text:p>5.5</text:p>
          </table:table-cell>
          <table:table-cell office:value-type="float" office:value="5.83333333333333" calcext:value-type="float">
            <text:p>5.8333333333</text:p>
          </table:table-cell>
          <table:table-cell office:value-type="float" office:value="5.66666666666667" calcext:value-type="float">
            <text:p>5.6666666667</text:p>
          </table:table-cell>
        </table:table-row>
        <table:table-row table:style-name="ro1">
          <table:table-cell office:value-type="string" calcext:value-type="string">
            <text:p>I feel that the robot, in its own unique ways, is genuinely concerned about me.</text:p>
          </table:table-cell>
          <table:table-cell office:value-type="float" office:value="4.3125" calcext:value-type="float">
            <text:p>4.3125</text:p>
          </table:table-cell>
          <table:table-cell office:value-type="float" office:value="4.88888888888889" calcext:value-type="float">
            <text:p>4.8888888889</text:p>
          </table:table-cell>
          <table:table-cell office:value-type="float" office:value="3.6666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float" office:value="4.75" calcext:value-type="float">
            <text:p>4.75</text:p>
          </table:table-cell>
          <table:table-cell office:value-type="float" office:value="5.16666666666667" calcext:value-type="float">
            <text:p>5.1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robot does not understand how I feel during our collaboration.</text:p>
          </table:table-cell>
          <table:table-cell office:value-type="float" office:value="2.5" calcext:value-type="float">
            <text:p>2.5</text:p>
          </table:table-cell>
          <table:table-cell office:value-type="float" office:value="2.05555555555556" calcext:value-type="float">
            <text:p>2.0555555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rust the robot to assess my feelings appropriately in our collaboration.</text:p>
          </table:table-cell>
          <table:table-cell office:value-type="float" office:value="5.5625" calcext:value-type="float">
            <text:p>5.5625</text:p>
          </table:table-cell>
          <table:table-cell office:value-type="float" office:value="6.05555555555556" calcext:value-type="float">
            <text:p>6.0555555556</text:p>
          </table:table-cell>
          <table:table-cell office:value-type="float" office:value="6.33333333333333" calcext:value-type="float">
            <text:p>6.3333333333</text:p>
          </table:table-cell>
        </table:table-row>
        <table:table-row table:style-name="ro1">
          <table:table-cell office:value-type="string" calcext:value-type="string">
            <text:p>The robot's decisions improved my performance during the collaboration.</text:p>
          </table:table-cell>
          <table:table-cell office:value-type="float" office:value="5.125" calcext:value-type="float">
            <text:p>5.125</text:p>
          </table:table-cell>
          <table:table-cell office:value-type="float" office:value="5.33333333333333" calcext:value-type="float">
            <text:p>5.3333333333</text:p>
          </table:table-cell>
          <table:table-cell office:value-type="float" office:value="4.66666666666667" calcext:value-type="float">
            <text:p>4.6666666667</text:p>
          </table:table-cell>
        </table:table-row>
        <table:table-row table:style-name="ro1">
          <table:table-cell office:value-type="string" calcext:value-type="string">
            <text:p>The robot understood my emotions.</text:p>
          </table:table-cell>
          <table:table-cell office:value-type="float" office:value="4.8125" calcext:value-type="float">
            <text:p>4.8125</text:p>
          </table:table-cell>
          <table:table-cell office:value-type="float" office:value="5.22222222222222" calcext:value-type="float">
            <text:p>5.2222222222</text:p>
          </table:table-cell>
          <table:table-cell office:value-type="float" office:value="4" calcext:value-type="float">
            <text:p>4</text:p>
          </table:table-cell>
        </table:table-row>
      </table:table>
      <table:table table:name="Disco-Users" table:style-name="ta1"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number-columns-repeated="99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1:47:09 AM MDT</text:p>
          </table:table-cell>
          <table:table-cell office:value-type="float" office:value="62703" calcext:value-type="float">
            <text:p>627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7:14:27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1:58:03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:21:42 PM MDT</text:p>
          </table:table-cell>
          <table:table-cell office:value-type="float" office:value="62804" calcext:value-type="float">
            <text:p>628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:03:27 PM MDT</text:p>
          </table:table-cell>
          <table:table-cell office:value-type="float" office:value="62905" calcext:value-type="float">
            <text:p>62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7:11:10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1:56:51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2:48:47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7:20:37 AM MDT</text:p>
          </table:table-cell>
          <table:table-cell office:value-type="float" office:value="70201" calcext:value-type="float">
            <text:p>7020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9:51:30 AM MDT</text:p>
          </table:table-cell>
          <table:table-cell office:value-type="float" office:value="70203" calcext:value-type="float">
            <text:p>702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:30:43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2:55:46 PM MDT</text:p>
          </table:table-cell>
          <table:table-cell office:value-type="float" office:value="70503" calcext:value-type="float">
            <text:p>70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4:18:10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8:14:30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9:34:00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:.C17])" office:value-type="float" office:value="2.5" calcext:value-type="float">
            <text:p>2.5</text:p>
          </table:table-cell>
          <table:table-cell table:formula="of:=AVERAGE([.D2:.D17])" office:value-type="float" office:value="4.0625" calcext:value-type="float">
            <text:p>4.0625</text:p>
          </table:table-cell>
          <table:table-cell table:formula="of:=AVERAGE([.E2:.E17])" office:value-type="float" office:value="3.6875" calcext:value-type="float">
            <text:p>3.6875</text:p>
          </table:table-cell>
          <table:table-cell table:formula="of:=AVERAGE([.F2:.F17])" office:value-type="float" office:value="3.4375" calcext:value-type="float">
            <text:p>3.4375</text:p>
          </table:table-cell>
          <table:table-cell table:formula="of:=AVERAGE([.G2:.G17])" office:value-type="float" office:value="4" calcext:value-type="float">
            <text:p>4</text:p>
          </table:table-cell>
          <table:table-cell table:formula="of:=AVERAGE([.H2:.H17])" office:value-type="float" office:value="4.75" calcext:value-type="float">
            <text:p>4.75</text:p>
          </table:table-cell>
          <table:table-cell table:formula="of:=AVERAGE([.I2:.I17])" office:value-type="float" office:value="3.875" calcext:value-type="float">
            <text:p>3.875</text:p>
          </table:table-cell>
          <table:table-cell table:formula="of:=AVERAGE([.J2:.J17])" office:value-type="float" office:value="3.5625" calcext:value-type="float">
            <text:p>3.5625</text:p>
          </table:table-cell>
          <table:table-cell table:formula="of:=AVERAGE([.K2:.K17])" office:value-type="float" office:value="3.75" calcext:value-type="float">
            <text:p>3.75</text:p>
          </table:table-cell>
          <table:table-cell table:formula="of:=AVERAGE([.L2:.L17])" office:value-type="float" office:value="3.9375" calcext:value-type="float">
            <text:p>3.9375</text:p>
          </table:table-cell>
          <table:table-cell table:formula="of:=AVERAGE([.M2:.M17])" office:value-type="float" office:value="2.3125" calcext:value-type="float">
            <text:p>2.3125</text:p>
          </table:table-cell>
          <table:table-cell table:formula="of:=AVERAGE([.N2:.N17])" office:value-type="float" office:value="4" calcext:value-type="float">
            <text:p>4</text:p>
          </table:table-cell>
          <table:table-cell table:formula="of:=AVERAGE([.O2:.O17])" office:value-type="float" office:value="3.4375" calcext:value-type="float">
            <text:p>3.4375</text:p>
          </table:table-cell>
          <table:table-cell table:formula="of:=AVERAGE([.P2:.P17])" office:value-type="float" office:value="4.8125" calcext:value-type="float">
            <text:p>4.8125</text:p>
          </table:table-cell>
          <table:table-cell table:formula="of:=AVERAGE([.Q2:.Q17])" office:value-type="float" office:value="3.4375" calcext:value-type="float">
            <text:p>3.4375</text:p>
          </table:table-cell>
          <table:table-cell table:formula="of:=AVERAGE([.R2:.R17])" office:value-type="float" office:value="1.875" calcext:value-type="float">
            <text:p>1.875</text:p>
          </table:table-cell>
          <table:table-cell table:formula="of:=AVERAGE([.S2:.S17])" office:value-type="float" office:value="3.125" calcext:value-type="float">
            <text:p>3.125</text:p>
          </table:table-cell>
          <table:table-cell table:formula="of:=AVERAGE([.T2:.T17])" office:value-type="float" office:value="3.25" calcext:value-type="float">
            <text:p>3.25</text:p>
          </table:table-cell>
          <table:table-cell table:formula="of:=AVERAGE([.U2:.U17])" office:value-type="float" office:value="2.6875" calcext:value-type="float">
            <text:p>2.6875</text:p>
          </table:table-cell>
          <table:table-cell table:formula="of:=AVERAGE([.V2:.V17])" office:value-type="float" office:value="3.875" calcext:value-type="float">
            <text:p>3.875</text:p>
          </table:table-cell>
          <table:table-cell table:formula="of:=AVERAGE([.W2:.W17])" office:value-type="float" office:value="3.125" calcext:value-type="float">
            <text:p>3.125</text:p>
          </table:table-cell>
          <table:table-cell table:formula="of:=AVERAGE([.X2:.X17])" office:value-type="float" office:value="3.125" calcext:value-type="float">
            <text:p>3.125</text:p>
          </table:table-cell>
          <table:table-cell table:formula="of:=AVERAGE([.Y2:.Y17])" office:value-type="float" office:value="4.5625" calcext:value-type="float">
            <text:p>4.5625</text:p>
          </table:table-cell>
          <table:table-cell table:formula="of:=AVERAGE([.Z2:.Z17])" office:value-type="float" office:value="4.25" calcext:value-type="float">
            <text:p>4.25</text:p>
          </table:table-cell>
          <table:table-cell table:formula="of:=AVERAGE([.AA2:.AA17])" office:value-type="float" office:value="3.3125" calcext:value-type="float">
            <text:p>3.3125</text:p>
          </table:table-cell>
          <table:table-cell table:formula="of:=AVERAGE([.AB2:.AB17])" office:value-type="float" office:value="4.75" calcext:value-type="float">
            <text:p>4.75</text:p>
          </table:table-cell>
          <table:table-cell table:formula="of:=AVERAGE([.AC2:.AC17])" office:value-type="float" office:value="5.5" calcext:value-type="float">
            <text:p>5.5</text:p>
          </table:table-cell>
          <table:table-cell table:formula="of:=AVERAGE([.AD2:.AD17])" office:value-type="float" office:value="2.9375" calcext:value-type="float">
            <text:p>2.9375</text:p>
          </table:table-cell>
          <table:table-cell table:formula="of:=AVERAGE([.AE2:.AE17])" office:value-type="float" office:value="3.875" calcext:value-type="float">
            <text:p>3.875</text:p>
          </table:table-cell>
          <table:table-cell table:formula="of:=AVERAGE([.AF2:.AF17])" office:value-type="float" office:value="4.4375" calcext:value-type="float">
            <text:p>4.4375</text:p>
          </table:table-cell>
          <table:table-cell table:formula="of:=AVERAGE([.AG2:.AG17])" office:value-type="float" office:value="2.875" calcext:value-type="float">
            <text:p>2.875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16/06/23 1:20:49 PM MDT</text:p>
          </table:table-cell>
          <table:table-cell office:value-type="float" office:value="62301" calcext:value-type="float">
            <text:p>6230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4 2:18:28 PM MDT</text:p>
          </table:table-cell>
          <table:table-cell office:value-type="float" office:value="62402" calcext:value-type="float">
            <text:p>624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8:44:11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9:53:59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3:03:18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16/06/29 8:54:14 AM MDT</text:p>
          </table:table-cell>
          <table:table-cell table:style-name="ce2" office:value-type="float" office:value="62902" calcext:value-type="float">
            <text:p>629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991"/>
        </table:table-row>
        <table:table-row table:style-name="ro1">
          <table:table-cell office:value-type="string" calcext:value-type="string">
            <text:p>2016/06/29 10:16:00 AM MDT</text:p>
          </table:table-cell>
          <table:table-cell office:value-type="float" office:value="62903" calcext:value-type="float">
            <text:p>629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2:02:09 P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8:39:52 AM MDT</text:p>
          </table:table-cell>
          <table:table-cell office:value-type="float" office:value="63002" calcext:value-type="float">
            <text:p>630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16/06/30 11:41:04 AM MDT</text:p>
          </table:table-cell>
          <table:table-cell table:style-name="ce2" office:value-type="float" office:value="63004" calcext:value-type="float">
            <text:p>6300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table:number-columns-repeated="991"/>
        </table:table-row>
        <table:table-row table:style-name="ro1">
          <table:table-cell office:value-type="string" calcext:value-type="string">
            <text:p>2016/06/30 1:30:39 PM MDT</text:p>
          </table:table-cell>
          <table:table-cell office:value-type="float" office:value="63005" calcext:value-type="float">
            <text:p>630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7:29:14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16/07/01 9:20:51 AM MDT</text:p>
          </table:table-cell>
          <table:table-cell table:style-name="ce2" office:value-type="float" office:value="70102" calcext:value-type="float">
            <text:p>70102</text:p>
          </table:table-cell>
          <table:table-cell table:number-columns-repeated="7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991"/>
        </table:table-row>
        <table:table-row table:style-name="ro1">
          <table:table-cell office:value-type="string" calcext:value-type="string">
            <text:p>2016/07/01 2:48:47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8:53:57 AM MDT</text:p>
          </table:table-cell>
          <table:table-cell office:value-type="float" office:value="70202" calcext:value-type="float">
            <text:p>70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1:54:17 AM MDT</text:p>
          </table:table-cell>
          <table:table-cell office:value-type="float" office:value="70501" calcext:value-type="float">
            <text:p>705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:27:11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2:55:46 PM MDT</text:p>
          </table:table-cell>
          <table:table-cell office:value-type="float" office:value="70503" calcext:value-type="float">
            <text:p>70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0:.C37])" office:value-type="float" office:value="3.05555555555556" calcext:value-type="float">
            <text:p>3.0555555556</text:p>
          </table:table-cell>
          <table:table-cell table:formula="of:=AVERAGE([.D20:.D37])" office:value-type="float" office:value="4.38888888888889" calcext:value-type="float">
            <text:p>4.3888888889</text:p>
          </table:table-cell>
          <table:table-cell table:formula="of:=AVERAGE([.E20:.E37])" office:value-type="float" office:value="4.38888888888889" calcext:value-type="float">
            <text:p>4.3888888889</text:p>
          </table:table-cell>
          <table:table-cell table:formula="of:=AVERAGE([.F20:.F37])" office:value-type="float" office:value="4.33333333333333" calcext:value-type="float">
            <text:p>4.3333333333</text:p>
          </table:table-cell>
          <table:table-cell table:formula="of:=AVERAGE([.G20:.G37])" office:value-type="float" office:value="4.16666666666667" calcext:value-type="float">
            <text:p>4.1666666667</text:p>
          </table:table-cell>
          <table:table-cell table:formula="of:=AVERAGE([.H20:.H37])" office:value-type="float" office:value="4.61111111111111" calcext:value-type="float">
            <text:p>4.6111111111</text:p>
          </table:table-cell>
          <table:table-cell table:formula="of:=AVERAGE([.I20:.I37])" office:value-type="float" office:value="3.83333333333333" calcext:value-type="float">
            <text:p>3.8333333333</text:p>
          </table:table-cell>
          <table:table-cell table:formula="of:=AVERAGE([.J20:.J37])" office:value-type="float" office:value="4.11111111111111" calcext:value-type="float">
            <text:p>4.1111111111</text:p>
          </table:table-cell>
          <table:table-cell table:formula="of:=AVERAGE([.K20:.K37])" office:value-type="float" office:value="2.66666666666667" calcext:value-type="float">
            <text:p>2.6666666667</text:p>
          </table:table-cell>
          <table:table-cell table:formula="of:=AVERAGE([.L20:.L37])" office:value-type="float" office:value="4.94444444444444" calcext:value-type="float">
            <text:p>4.9444444444</text:p>
          </table:table-cell>
          <table:table-cell table:formula="of:=AVERAGE([.M20:.M37])" office:value-type="float" office:value="2.38888888888889" calcext:value-type="float">
            <text:p>2.3888888889</text:p>
          </table:table-cell>
          <table:table-cell table:formula="of:=AVERAGE([.N20:.N37])" office:value-type="float" office:value="4.61111111111111" calcext:value-type="float">
            <text:p>4.6111111111</text:p>
          </table:table-cell>
          <table:table-cell table:formula="of:=AVERAGE([.O20:.O37])" office:value-type="float" office:value="3.88888888888889" calcext:value-type="float">
            <text:p>3.8888888889</text:p>
          </table:table-cell>
          <table:table-cell table:formula="of:=AVERAGE([.P20:.P37])" office:value-type="float" office:value="5.44444444444444" calcext:value-type="float">
            <text:p>5.4444444444</text:p>
          </table:table-cell>
          <table:table-cell table:formula="of:=AVERAGE([.Q20:.Q37])" office:value-type="float" office:value="4.5" calcext:value-type="float">
            <text:p>4.5</text:p>
          </table:table-cell>
          <table:table-cell table:formula="of:=AVERAGE([.R20:.R37])" office:value-type="float" office:value="3.05555555555556" calcext:value-type="float">
            <text:p>3.0555555556</text:p>
          </table:table-cell>
          <table:table-cell table:formula="of:=AVERAGE([.S20:.S37])" office:value-type="float" office:value="3.5" calcext:value-type="float">
            <text:p>3.5</text:p>
          </table:table-cell>
          <table:table-cell table:formula="of:=AVERAGE([.T20:.T37])" office:value-type="float" office:value="2.66666666666667" calcext:value-type="float">
            <text:p>2.6666666667</text:p>
          </table:table-cell>
          <table:table-cell table:formula="of:=AVERAGE([.U20:.U37])" office:value-type="float" office:value="2.5" calcext:value-type="float">
            <text:p>2.5</text:p>
          </table:table-cell>
          <table:table-cell table:formula="of:=AVERAGE([.V20:.V37])" office:value-type="float" office:value="3.94444444444444" calcext:value-type="float">
            <text:p>3.9444444444</text:p>
          </table:table-cell>
          <table:table-cell table:formula="of:=AVERAGE([.W20:.W37])" office:value-type="float" office:value="3.11111111111111" calcext:value-type="float">
            <text:p>3.1111111111</text:p>
          </table:table-cell>
          <table:table-cell table:formula="of:=AVERAGE([.X20:.X37])" office:value-type="float" office:value="3.38888888888889" calcext:value-type="float">
            <text:p>3.3888888889</text:p>
          </table:table-cell>
          <table:table-cell table:formula="of:=AVERAGE([.Y20:.Y37])" office:value-type="float" office:value="4.55555555555556" calcext:value-type="float">
            <text:p>4.5555555556</text:p>
          </table:table-cell>
          <table:table-cell table:formula="of:=AVERAGE([.Z20:.Z37])" office:value-type="float" office:value="4.27777777777778" calcext:value-type="float">
            <text:p>4.2777777778</text:p>
          </table:table-cell>
          <table:table-cell table:formula="of:=AVERAGE([.AA20:.AA37])" office:value-type="float" office:value="2.94444444444444" calcext:value-type="float">
            <text:p>2.9444444444</text:p>
          </table:table-cell>
          <table:table-cell table:formula="of:=AVERAGE([.AB20:.AB37])" office:value-type="float" office:value="4.72222222222222" calcext:value-type="float">
            <text:p>4.7222222222</text:p>
          </table:table-cell>
          <table:table-cell table:formula="of:=AVERAGE([.AC20:.AC37])" office:value-type="float" office:value="5.22222222222222" calcext:value-type="float">
            <text:p>5.2222222222</text:p>
          </table:table-cell>
          <table:table-cell table:formula="of:=AVERAGE([.AD20:.AD37])" office:value-type="float" office:value="3.44444444444444" calcext:value-type="float">
            <text:p>3.4444444444</text:p>
          </table:table-cell>
          <table:table-cell table:formula="of:=AVERAGE([.AE20:.AE37])" office:value-type="float" office:value="4.83333333333333" calcext:value-type="float">
            <text:p>4.8333333333</text:p>
          </table:table-cell>
          <table:table-cell table:formula="of:=AVERAGE([.AF20:.AF37])" office:value-type="float" office:value="4.27777777777778" calcext:value-type="float">
            <text:p>4.2777777778</text:p>
          </table:table-cell>
          <table:table-cell table:formula="of:=AVERAGE([.AG20:.AG37])" office:value-type="float" office:value="2.83333333333333" calcext:value-type="float">
            <text:p>2.8333333333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16/06/23 1:20:49 PM MDT</text:p>
          </table:table-cell>
          <table:table-cell office:value-type="float" office:value="62301" calcext:value-type="float">
            <text:p>6230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8:53:21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16/07/01 9:20:51 AM MDT</text:p>
          </table:table-cell>
          <table:table-cell table:style-name="ce2" office:value-type="float" office:value="70102" calcext:value-type="float">
            <text:p>70102</text:p>
          </table:table-cell>
          <table:table-cell table:number-columns-repeated="7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991"/>
        </table:table-row>
        <table:table-row table:style-name="ro1">
          <table:table-cell table:number-columns-repeated="2"/>
          <table:table-cell table:formula="of:=AVERAGE([.C40:.C42])" office:value-type="float" office:value="3" calcext:value-type="float">
            <text:p>3</text:p>
          </table:table-cell>
          <table:table-cell table:formula="of:=AVERAGE([.D40:.D42])" office:value-type="float" office:value="4.66666666666667" calcext:value-type="float">
            <text:p>4.6666666667</text:p>
          </table:table-cell>
          <table:table-cell table:formula="of:=AVERAGE([.E40:.E42])" office:value-type="float" office:value="4" calcext:value-type="float">
            <text:p>4</text:p>
          </table:table-cell>
          <table:table-cell table:formula="of:=AVERAGE([.F40:.F42])" office:value-type="float" office:value="3" calcext:value-type="float">
            <text:p>3</text:p>
          </table:table-cell>
          <table:table-cell table:formula="of:=AVERAGE([.G40:.G42])" office:value-type="float" office:value="4" calcext:value-type="float">
            <text:p>4</text:p>
          </table:table-cell>
          <table:table-cell table:formula="of:=AVERAGE([.H40:.H42])" office:value-type="float" office:value="4.33333333333333" calcext:value-type="float">
            <text:p>4.3333333333</text:p>
          </table:table-cell>
          <table:table-cell table:formula="of:=AVERAGE([.I40:.I42])" office:value-type="float" office:value="3" calcext:value-type="float">
            <text:p>3</text:p>
          </table:table-cell>
          <table:table-cell table:formula="of:=AVERAGE([.J40:.J42])" office:value-type="float" office:value="3.66666666666667" calcext:value-type="float">
            <text:p>3.6666666667</text:p>
          </table:table-cell>
          <table:table-cell table:formula="of:=AVERAGE([.K40:.K42])" office:value-type="float" office:value="3.66666666666667" calcext:value-type="float">
            <text:p>3.6666666667</text:p>
          </table:table-cell>
          <table:table-cell table:formula="of:=AVERAGE([.L40:.L42])" office:value-type="float" office:value="6.66666666666667" calcext:value-type="float">
            <text:p>6.6666666667</text:p>
          </table:table-cell>
          <table:table-cell table:formula="of:=AVERAGE([.M40:.M42])" office:value-type="float" office:value="2.66666666666667" calcext:value-type="float">
            <text:p>2.6666666667</text:p>
          </table:table-cell>
          <table:table-cell table:formula="of:=AVERAGE([.N40:.N42])" office:value-type="float" office:value="4.33333333333333" calcext:value-type="float">
            <text:p>4.3333333333</text:p>
          </table:table-cell>
          <table:table-cell table:formula="of:=AVERAGE([.O40:.O42])" office:value-type="float" office:value="3.66666666666667" calcext:value-type="float">
            <text:p>3.6666666667</text:p>
          </table:table-cell>
          <table:table-cell table:formula="of:=AVERAGE([.P40:.P42])" office:value-type="float" office:value="5" calcext:value-type="float">
            <text:p>5</text:p>
          </table:table-cell>
          <table:table-cell table:formula="of:=AVERAGE([.Q40:.Q42])" office:value-type="float" office:value="4" calcext:value-type="float">
            <text:p>4</text:p>
          </table:table-cell>
          <table:table-cell table:formula="of:=AVERAGE([.R40:.R42])" office:value-type="float" office:value="2.66666666666667" calcext:value-type="float">
            <text:p>2.6666666667</text:p>
          </table:table-cell>
          <table:table-cell table:formula="of:=AVERAGE([.S40:.S42])" office:value-type="float" office:value="3.33333333333333" calcext:value-type="float">
            <text:p>3.3333333333</text:p>
          </table:table-cell>
          <table:table-cell table:formula="of:=AVERAGE([.T40:.T42])" office:value-type="float" office:value="3.66666666666667" calcext:value-type="float">
            <text:p>3.6666666667</text:p>
          </table:table-cell>
          <table:table-cell table:formula="of:=AVERAGE([.U40:.U42])" office:value-type="float" office:value="2.66666666666667" calcext:value-type="float">
            <text:p>2.6666666667</text:p>
          </table:table-cell>
          <table:table-cell table:formula="of:=AVERAGE([.V40:.V42])" office:value-type="float" office:value="4.33333333333333" calcext:value-type="float">
            <text:p>4.3333333333</text:p>
          </table:table-cell>
          <table:table-cell table:formula="of:=AVERAGE([.W40:.W42])" office:value-type="float" office:value="2.33333333333333" calcext:value-type="float">
            <text:p>2.3333333333</text:p>
          </table:table-cell>
          <table:table-cell table:formula="of:=AVERAGE([.X40:.X42])" office:value-type="float" office:value="3.66666666666667" calcext:value-type="float">
            <text:p>3.6666666667</text:p>
          </table:table-cell>
          <table:table-cell table:formula="of:=AVERAGE([.Y40:.Y42])" office:value-type="float" office:value="3.33333333333333" calcext:value-type="float">
            <text:p>3.3333333333</text:p>
          </table:table-cell>
          <table:table-cell table:formula="of:=AVERAGE([.Z40:.Z42])" office:value-type="float" office:value="5" calcext:value-type="float">
            <text:p>5</text:p>
          </table:table-cell>
          <table:table-cell table:formula="of:=AVERAGE([.AA40:.AA42])" office:value-type="float" office:value="2.33333333333333" calcext:value-type="float">
            <text:p>2.3333333333</text:p>
          </table:table-cell>
          <table:table-cell table:formula="of:=AVERAGE([.AB40:.AB42])" office:value-type="float" office:value="4" calcext:value-type="float">
            <text:p>4</text:p>
          </table:table-cell>
          <table:table-cell table:formula="of:=AVERAGE([.AC40:.AC42])" office:value-type="float" office:value="4" calcext:value-type="float">
            <text:p>4</text:p>
          </table:table-cell>
          <table:table-cell table:formula="of:=AVERAGE([.AD40:.AD42])" office:value-type="float" office:value="3.33333333333333" calcext:value-type="float">
            <text:p>3.3333333333</text:p>
          </table:table-cell>
          <table:table-cell table:formula="of:=AVERAGE([.AE40:.AE42])" office:value-type="float" office:value="4" calcext:value-type="float">
            <text:p>4</text:p>
          </table:table-cell>
          <table:table-cell table:formula="of:=AVERAGE([.AF40:.AF42])" office:value-type="float" office:value="3" calcext:value-type="float">
            <text:p>3</text:p>
          </table:table-cell>
          <table:table-cell table:formula="of:=AVERAGE([.AG40:.AG42])" office:value-type="float" office:value="2" calcext:value-type="float">
            <text:p>2</text:p>
          </table:table-cell>
          <table:table-cell table:number-columns-repeated="991"/>
        </table:table-row>
      </table:table>
      <table:table table:name="Disco" table:style-name="ta1">
        <table:shapes>
          <draw:frame draw:z-index="0" draw:style-name="gr1" draw:text-style-name="P1" svg:width="13.9673in" svg:height="6.2701in" svg:x="0.0961in" svg:y="1.8134in">
            <draw:object draw:notify-on-update-of-ranges="Disco.A1:Disco.A1 Disco.A2:Disco.A9 Disco.B1:Disco.B1 Disco.B2:Disco.B9 Disco.C1:Disco.C1 Disco.C2:Disco.C9 Disco.D1:Disco.D1 Disco.D2:Disco.D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Concealing</text:p>
          </table:table-cell>
          <table:table-cell office:value-type="string" calcext:value-type="string">
            <text:p>Adjusting</text:p>
          </table:table-cell>
          <table:table-cell office:value-type="string" calcext:value-type="string">
            <text:p>Tolerating</text:p>
          </table:table-cell>
        </table:table-row>
        <table:table-row table:style-name="ro1">
          <table:table-cell office:value-type="string" calcext:value-type="string">
            <text:p>I felt close to the robot</text:p>
          </table:table-cell>
          <table:table-cell office:value-type="float" office:value="2.5" calcext:value-type="float">
            <text:p>2.5</text:p>
          </table:table-cell>
          <table:table-cell office:value-type="float" office:value="3.05555555555556" calcext:value-type="float">
            <text:p>3.05555555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float" office:value="3.4375" calcext:value-type="float">
            <text:p>3.4375</text:p>
          </table:table-cell>
          <table:table-cell office:value-type="float" office:value="3.88888888888889" calcext:value-type="float">
            <text:p>3.8888888889</text:p>
          </table:table-cell>
          <table:table-cell office:value-type="float" office:value="3.6666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I feel that the robot, in its own unique ways, is genuinely concerned about me.</text:p>
          </table:table-cell>
          <table:table-cell office:value-type="float" office:value="1.875" calcext:value-type="float">
            <text:p>1.875</text:p>
          </table:table-cell>
          <table:table-cell office:value-type="float" office:value="3.05555555555556" calcext:value-type="float">
            <text:p>3.0555555556</text:p>
          </table:table-cell>
          <table:table-cell office:value-type="float" office:value="2.6666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float" office:value="3.125" calcext:value-type="float">
            <text:p>3.125</text:p>
          </table:table-cell>
          <table:table-cell office:value-type="float" office:value="3.11111111111111" calcext:value-type="float">
            <text:p>3.1111111111</text:p>
          </table:table-cell>
          <table:table-cell office:value-type="float" office:value="2.3333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The robot does not understand how I feel during our collaboration.</text:p>
          </table:table-cell>
          <table:table-cell office:value-type="float" office:value="4.5625" calcext:value-type="float">
            <text:p>4.5625</text:p>
          </table:table-cell>
          <table:table-cell office:value-type="float" office:value="4.55555555555556" calcext:value-type="float">
            <text:p>4.5555555556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I trust the robot to assess my feelings appropriately in our collaboration.</text:p>
          </table:table-cell>
          <table:table-cell office:value-type="float" office:value="4.25" calcext:value-type="float">
            <text:p>4.25</text:p>
          </table:table-cell>
          <table:table-cell office:value-type="float" office:value="4.27777777777778" calcext:value-type="float">
            <text:p>4.27777777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robot's decisions improved my performance during the collaboration.</text:p>
          </table:table-cell>
          <table:table-cell office:value-type="float" office:value="2.9375" calcext:value-type="float">
            <text:p>2.9375</text:p>
          </table:table-cell>
          <table:table-cell office:value-type="float" office:value="3.44444444444444" calcext:value-type="float">
            <text:p>3.4444444444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The robot understood my emotions.</text:p>
          </table:table-cell>
          <table:table-cell office:value-type="float" office:value="2.875" calcext:value-type="float">
            <text:p>2.875</text:p>
          </table:table-cell>
          <table:table-cell office:value-type="float" office:value="2.83333333333333" calcext:value-type="float">
            <text:p>2.833333333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15:40:25.766356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5:37:51.422428571</meta:creation-date>
    <dc:date>2016-09-10T18:14:55.166447819</dc:date>
    <meta:editing-duration>PT2H31M16S</meta:editing-duration>
    <meta:editing-cycles>36</meta:editing-cycles>
    <meta:generator>LibreOffice/4.2.8.2$Linux_X86_64 LibreOffice_project/420m0$Build-2</meta:generator>
    <meta:document-statistic meta:table-count="4" meta:cell-count="27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range="AMCT.A1:AMCT.D9" chart:error-lower-range="AMCT.A1:AMCT.D9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upper-range="AMCT.A1:AMCT.D9" chart:error-lower-range="AMCT.A1:AMCT.D9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error-upper-range="AMCT.A1:AMCT.D9" chart:error-lower-range="AMCT.A1:AMCT.D9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error-upper-range="AMCT.A1:AMCT.D9" chart:error-lower-range="AMCT.A1:AMCT.D9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29cm" svg:height="19.088cm" xlink:href=".." xlink:type="simple" chart:class="chart:bar" chart:style-name="ch1">
        <chart:legend chart:legend-position="end" svg:x="37.842cm" svg:y="8.747cm" style:legend-expansion="high" chart:style-name="ch2"/>
        <chart:plot-area chart:style-name="ch3" table:cell-range-address="AMCT.A1:AMCT.D9" chart:data-source-has-labels="both" svg:x="0.805cm" svg:y="0.381cm" svg:width="36.232cm" svg:height="18.326cm">
          <chartooo:coordinate-region svg:x="4.666cm" svg:y="0.58cm" svg:width="32.371cm" svg:height="7.531cm"/>
          <chart:axis chart:dimension="x" chart:name="primary-x" chart:style-name="ch4" chartooo:axis-type="auto">
            <chartooo:date-scale/>
            <chart:categories table:cell-range-address="AMCT.A2:AMCT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MCT.B2:AMCT.B9" chart:label-cell-address="AMCT.B1:AMCT.B1" chart:class="chart:bar">
            <chart:data-point chart:repeated="8"/>
          </chart:series>
          <chart:series chart:style-name="ch8" chart:values-cell-range-address="AMCT.C2:AMCT.C9" chart:label-cell-address="AMCT.C1:AMCT.C1" chart:class="chart:bar">
            <chart:data-point chart:repeated="8"/>
          </chart:series>
          <chart:series chart:style-name="ch9" chart:values-cell-range-address="AMCT.D2:AMCT.D9" chart:label-cell-address="AMCT.D1:AMCT.D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ealing</text:p>
                <draw:g>
                  <svg:desc>AMCT.B1:AMCT.B1</svg:desc>
                </draw:g>
              </table:table-cell>
              <table:table-cell office:value-type="string">
                <text:p>Adjusting</text:p>
                <draw:g>
                  <svg:desc>AMCT.C1:AMCT.C1</svg:desc>
                </draw:g>
              </table:table-cell>
              <table:table-cell office:value-type="string">
                <text:p>Tolerating</text:p>
                <draw:g>
                  <svg:desc>AMCT.D1:AMC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 felt close to the robot</text:p>
                <draw:g>
                  <svg:desc>AMCT.A2:AMCT.A9</svg:desc>
                </draw:g>
              </table:table-cell>
              <table:table-cell office:value-type="float" office:value="4.625">
                <text:p>4.625</text:p>
                <draw:g>
                  <svg:desc>AMCT.B2:AMCT.B9</svg:desc>
                </draw:g>
              </table:table-cell>
              <table:table-cell office:value-type="float" office:value="5.22222222222222">
                <text:p>5.22222222222222</text:p>
                <draw:g>
                  <svg:desc>AMCT.C2:AMCT.C9</svg:desc>
                </draw:g>
              </table:table-cell>
              <table:table-cell office:value-type="float" office:value="4">
                <text:p>4</text:p>
                <draw:g>
                  <svg:desc>AMCT.D2:AMCT.D9</svg:desc>
                </draw:g>
              </table:table-cell>
            </table:table-row>
            <table:table-row>
              <table:table-cell office:value-type="string">
                <text:p>I understand the robot, and I think it understands me, at least in the best way it can.</text:p>
              </table:table-cell>
              <table:table-cell office:value-type="float" office:value="5.5">
                <text:p>5.5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I feel that the robot, in its own unique ways, is genuinely concerned about me.</text:p>
              </table:table-cell>
              <table:table-cell office:value-type="float" office:value="4.3125">
                <text:p>4.3125</text:p>
              </table:table-cell>
              <table:table-cell office:value-type="float" office:value="4.88888888888889">
                <text:p>4.88888888888889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The robot understands some of my feelings and takes them into account in our collaboration.</text:p>
              </table:table-cell>
              <table:table-cell office:value-type="float" office:value="4.75">
                <text:p>4.7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e robot does not understand how I feel during our collaboration.</text:p>
              </table:table-cell>
              <table:table-cell office:value-type="float" office:value="2.5">
                <text:p>2.5</text:p>
              </table:table-cell>
              <table:table-cell office:value-type="float" office:value="2.05555555555556">
                <text:p>2.0555555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 trust the robot to assess my feelings appropriately in our collaboration.</text:p>
              </table:table-cell>
              <table:table-cell office:value-type="float" office:value="5.5625">
                <text:p>5.5625</text:p>
              </table:table-cell>
              <table:table-cell office:value-type="float" office:value="6.05555555555556">
                <text:p>6.05555555555556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The robot's decisions improved my performance during the collaboration.</text:p>
              </table:table-cell>
              <table:table-cell office:value-type="float" office:value="5.125">
                <text:p>5.12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The robot understood my emotions.</text:p>
              </table:table-cell>
              <table:table-cell office:value-type="float" office:value="4.8125">
                <text:p>4.8125</text:p>
              </table:table-cell>
              <table:table-cell office:value-type="float" office:value="5.22222222222222">
                <text:p>5.2222222222222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478cm" svg:height="15.927cm" xlink:href=".." xlink:type="simple" chart:class="chart:bar" chart:style-name="ch1">
        <chart:legend chart:legend-position="end" svg:x="33.03cm" svg:y="7.166cm" style:legend-expansion="high" chart:style-name="ch2"/>
        <chart:plot-area chart:style-name="ch3" table:cell-range-address="Disco.A1:Disco.D9" chart:data-source-has-labels="both" svg:x="0.709cm" svg:y="0.318cm" svg:width="31.612cm" svg:height="15.291cm">
          <chartooo:coordinate-region svg:x="5.545cm" svg:y="0.517cm" svg:width="26.776cm" svg:height="5.097cm"/>
          <chart:axis chart:dimension="x" chart:name="primary-x" chart:style-name="ch4" chartooo:axis-type="auto">
            <chartooo:date-scale/>
            <chart:categories table:cell-range-address="Disco.A2:Disco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o.B2:Disco.B9" chart:label-cell-address="Disco.B1:Disco.B1" chart:class="chart:bar">
            <chart:data-point chart:repeated="8"/>
          </chart:series>
          <chart:series chart:style-name="ch8" chart:values-cell-range-address="Disco.C2:Disco.C9" chart:label-cell-address="Disco.C1:Disco.C1" chart:class="chart:bar">
            <chart:data-point chart:repeated="8"/>
          </chart:series>
          <chart:series chart:style-name="ch9" chart:values-cell-range-address="Disco.D2:Disco.D9" chart:label-cell-address="Disco.D1:Disco.D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ealing</text:p>
                <draw:g>
                  <svg:desc>Disco.B1:Disco.B1</svg:desc>
                </draw:g>
              </table:table-cell>
              <table:table-cell office:value-type="string">
                <text:p>Adjusting</text:p>
                <draw:g>
                  <svg:desc>Disco.C1:Disco.C1</svg:desc>
                </draw:g>
              </table:table-cell>
              <table:table-cell office:value-type="string">
                <text:p>Tolerating</text:p>
                <draw:g>
                  <svg:desc>Disco.D1:Disc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 felt close to the robot</text:p>
                <draw:g>
                  <svg:desc>Disco.A2:Disco.A9</svg:desc>
                </draw:g>
              </table:table-cell>
              <table:table-cell office:value-type="float" office:value="2.5">
                <text:p>2.5</text:p>
                <draw:g>
                  <svg:desc>Disco.B2:Disco.B9</svg:desc>
                </draw:g>
              </table:table-cell>
              <table:table-cell office:value-type="float" office:value="3.05555555555556">
                <text:p>3.05555555555556</text:p>
                <draw:g>
                  <svg:desc>Disco.C2:Disco.C9</svg:desc>
                </draw:g>
              </table:table-cell>
              <table:table-cell office:value-type="float" office:value="3">
                <text:p>3</text:p>
                <draw:g>
                  <svg:desc>Disco.D2:Disco.D9</svg:desc>
                </draw:g>
              </table:table-cell>
            </table:table-row>
            <table:table-row>
              <table:table-cell office:value-type="string">
                <text:p>I understand the robot, and I think it understands me, at least in the best way it can.</text:p>
              </table:table-cell>
              <table:table-cell office:value-type="float" office:value="3.4375">
                <text:p>3.4375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I feel that the robot, in its own unique ways, is genuinely concerned about me.</text:p>
              </table:table-cell>
              <table:table-cell office:value-type="float" office:value="1.875">
                <text:p>1.875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The robot understands some of my feelings and takes them into account in our collaboration.</text:p>
              </table:table-cell>
              <table:table-cell office:value-type="float" office:value="3.125">
                <text:p>3.125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The robot does not understand how I feel during our collaboration.</text:p>
              </table:table-cell>
              <table:table-cell office:value-type="float" office:value="4.5625">
                <text:p>4.5625</text:p>
              </table:table-cell>
              <table:table-cell office:value-type="float" office:value="4.55555555555556">
                <text:p>4.55555555555556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I trust the robot to assess my feelings appropriately in our collaboration.</text:p>
              </table:table-cell>
              <table:table-cell office:value-type="float" office:value="4.25">
                <text:p>4.25</text:p>
              </table:table-cell>
              <table:table-cell office:value-type="float" office:value="4.27777777777778">
                <text:p>4.27777777777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he robot's decisions improved my performance during the collaboration.</text:p>
              </table:table-cell>
              <table:table-cell office:value-type="float" office:value="2.9375">
                <text:p>2.9375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The robot understood my emotions.</text:p>
              </table:table-cell>
              <table:table-cell office:value-type="float" office:value="2.875">
                <text:p>2.875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